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text-position="0% 100%" fo:language="en" fo:country="US" fo:font-style="normal" style:font-style-asian="normal" style:font-style-complex="normal"/>
    </style:style>
    <style:style style:name="P4" style:family="paragraph" style:parent-style-name="Standard">
      <style:text-properties style:text-position="0% 100%" style:font-name="Courier New1" fo:language="en" fo:country="US" fo:font-style="normal" style:font-style-asian="normal" style:font-style-complex="normal"/>
    </style:style>
    <style:style style:name="P5" style:family="paragraph" style:parent-style-name="Standard">
      <style:text-properties style:text-position="0% 100%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text-properties style:text-position="0% 100%" style:font-name="Consolas" fo:font-size="10pt" fo:language="en" fo:country="US" fo:font-style="normal" style:font-name-asian="Consolas" style:font-size-asian="10pt" style:font-style-asian="normal" style:font-name-complex="Consolas" style:font-size-complex="10pt" style:font-style-complex="normal"/>
    </style:style>
    <style:style style:name="P7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text-properties fo:color="#3f7f5f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text-properties fo:color="#3f7f5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Heading">
      <style:text-properties fo:language="en" fo:country="US"/>
    </style:style>
    <style:style style:name="P13" style:family="paragraph" style:parent-style-name="Text_20_body">
      <style:text-properties style:text-position="0% 100%" fo:font-style="normal" style:font-style-asian="normal" style:font-style-complex="normal"/>
    </style:style>
    <style:style style:name="P14" style:family="paragraph" style:parent-style-name="Text_20_body"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.079cm" fo:margin-right="0cm" fo:text-align="start" style:justify-single-word="false" fo:text-indent="0cm" style:auto-text-indent="false" style:text-autospace="none"/>
    </style:style>
    <style:style style:name="P26" style:family="paragraph" style:parent-style-name="Standard">
      <style:paragraph-properties fo:margin-left="0.079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Heading" style:master-page-name="First_20_Page">
      <style:paragraph-properties style:page-number="auto"/>
      <style:text-properties fo:language="en" fo:country="US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P3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fo:language="en" fo:country="US"/>
    </style:style>
    <style:style style:name="P38" style:family="paragraph" style:parent-style-name="Heading_20_1">
      <style:paragraph-properties fo:break-before="page"/>
      <style:text-properties style:text-position="0% 100%" fo:font-style="normal" style:font-style-asian="normal" style:font-style-complex="normal"/>
    </style:style>
    <style:style style:name="P3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1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2" style:family="text">
      <style:text-properties fo:color="#000000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8" style:family="text">
      <style:text-properties fo:color="#5e5eff"/>
    </style:style>
    <style:style style:name="T19" style:family="text">
      <style:text-properties fo:color="#5e5eff" style:font-name="Consolas" fo:font-size="10pt" style:font-name-asian="Consolas" style:font-size-asian="10pt" style:font-name-complex="Consolas" style:font-size-complex="10pt"/>
    </style:style>
    <style:style style:name="T20" style:family="text">
      <style:text-properties fo:color="#5e5ef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21" style:family="text">
      <style:text-properties fo:color="#5e5eff" style:text-underline-style="solid" style:text-underline-width="auto" style:text-underline-color="font-color"/>
    </style:style>
    <style:style style:name="T22" style:family="text">
      <style:text-properties fo:color="#5e5eff" fo:font-style="normal" style:font-style-asian="normal" style:font-style-complex="normal"/>
    </style:style>
    <style:style style:name="T23" style:family="text">
      <style:text-properties fo:color="#5e5eff" style:text-underline-style="none"/>
    </style:style>
    <style:style style:name="T24" style:family="text">
      <style:text-properties fo:color="#c48cff"/>
    </style:style>
    <style:style style:name="T25" style:family="text">
      <style:text-properties fo:color="#c48cff"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c48cff" style:text-underline-style="solid" style:text-underline-width="auto" style:text-underline-color="font-color"/>
    </style:style>
    <style:style style:name="T27" style:family="text">
      <style:text-properties fo:color="#0000c0"/>
    </style:style>
    <style:style style:name="T28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29" style:family="text">
      <style:text-properties fo:color="#0000c0" fo:font-style="normal" style:font-style-asian="normal" style:font-style-complex="normal"/>
    </style:style>
    <style:style style:name="T30" style:family="text">
      <style:text-properties fo:color="#3f7f5f"/>
    </style:style>
    <style:style style:name="T31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33" style:family="text">
      <style:text-properties fo:color="#3f7f5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34" style:family="text">
      <style:text-properties fo:color="#3f7f5f" fo:font-style="normal" style:font-style-asian="normal" style:font-style-complex="normal"/>
    </style:style>
    <style:style style:name="T35" style:family="text">
      <style:text-properties fo:color="#3f7f5f" fo:font-style="normal" style:text-underline-style="solid" style:text-underline-width="auto" style:text-underline-color="font-color" style:font-style-asian="normal" style:font-style-complex="normal"/>
    </style:style>
    <style:style style:name="T36" style:family="text">
      <style:text-properties fo:color="#3f7f5f" style:text-underline-style="solid" style:text-underline-width="auto" style:text-underline-color="font-color"/>
    </style:style>
    <style:style style:name="T37" style:family="text">
      <style:text-properties fo:color="#3f7f5f" style:text-underline-style="none"/>
    </style:style>
    <style:style style:name="T38" style:family="text">
      <style:text-properties fo:color="#2a00ff"/>
    </style:style>
    <style:style style:name="T39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40" style:family="text">
      <style:text-properties fo:color="#2a00f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41" style:family="text"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T42" style:family="text">
      <style:text-properties fo:color="#2a00ff" fo:font-style="normal" style:font-style-asian="normal" style:font-style-complex="normal"/>
    </style:style>
    <style:style style:name="T43" style:family="text">
      <style:text-properties fo:color="#2a00ff"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color="#2a00ff" style:text-underline-style="none"/>
    </style:style>
    <style:style style:name="T45" style:family="text">
      <style:text-properties fo:color="#008000"/>
    </style:style>
    <style:style style:name="T46" style:family="text">
      <style:text-properties fo:color="#008000" style:font-name="Consolas" fo:font-size="10pt" style:text-underline-style="none" style:font-name-asian="Consolas" style:font-size-asian="10pt" style:font-name-complex="Consolas" style:font-size-complex="10pt"/>
    </style:style>
    <style:style style:name="T47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USICA</text:p>
      <text:p text:style-name="P2"/>
      <text:p text:style-name="P12">Music theory in Scala</text:p>
      <text:p text:style-name="P2"/>
      <text:p text:style-name="P2"/>
      <text:table-of-content text:style-name="Sect1" text:protected="true" text:name="Inhoudsopgave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Contents</text:p>
          </text:index-title>
          <text:p text:style-name="P39"><text:s/>1.Real Intervals and Cents Intervals <text:tab/>2</text:p>
          <text:p text:style-name="P39"><text:s/>2.Pure Intervals and Rationals<text:tab/>3</text:p>
          <text:p text:style-name="P29"><text:s/>2.1.Just Intonation, Eitz notation<text:tab/>5</text:p>
          <text:p text:style-name="P39"><text:s/>3.Classic Notes<text:tab/>6</text:p>
          <text:p text:style-name="P39"><text:s/>4.Classic Intervals<text:tab/>7</text:p>
          <text:p text:style-name="P39"><text:s/>5.Classic Scales<text:tab/>9</text:p>
        </text:index-body>
      </text:table-of-content>
      <text:p text:style-name="P2"/>
      <text:h text:style-name="P37" text:outline-level="1">Real Intervals and Cents Intervals </text:h>
      <text:p text:style-name="P1">musica.math.RealInterval, CentsInterval</text:p>
      <text:p text:style-name="P2"/>
      <text:p text:style-name="P2">A real interval is interpreted as a proportion of two positive, real-valued frequencies (or two lengths). It has two attributes:<text:span text:style-name="T2"> for frequencies </text:span><text:span text:style-name="T1">f</text:span><text:span text:style-name="T3">1</text:span><text:span text:style-name="T2"> and </text:span><text:span text:style-name="T1">f</text:span><text:span text:style-name="T3">2</text:span><text:span text:style-name="T4">, </text:span><text:s/><text:span text:style-name="T1">value</text:span><text:span text:style-name="T2"> = </text:span><text:span text:style-name="T1">f</text:span><text:span text:style-name="T3">1</text:span><text:span text:style-name="T2"> / </text:span><text:span text:style-name="T1">f</text:span><text:span text:style-name="T3">2</text:span><text:span text:style-name="T2"> </text:span><text:span text:style-name="T4">and </text:span><text:span text:style-name="T5">cents </text:span><text:span text:style-name="T4">= 1200 </text:span><text:span text:style-name="T6">2</text:span><text:span text:style-name="T4"> log (</text:span><text:span text:style-name="T5">f</text:span><text:span text:style-name="T3">1</text:span><text:span text:style-name="T4"> / </text:span><text:span text:style-name="T5">f</text:span><text:span text:style-name="T3">2</text:span><text:span text:style-name="T4">). A value of 2 maps to 1200 cents, and value 1 to 0 cents. <text:s/>Values smaller then 1 map to negative cents. Values cannot be zero or negative. Two real intervals are equal if their value and their cents are equal.</text:span></text:p>
      <text:p text:style-name="P3"/>
      <text:p text:style-name="P3">Musica offers the following algebra for real intervals:</text:p>
      <text:p text:style-name="P3"/>
      <text:p text:style-name="P2"><text:span text:style-name="T4">Given real intervals </text:span><text:span text:style-name="T5">a</text:span><text:span text:style-name="T4"> and </text:span><text:span text:style-name="T5">b</text:span><text:span text:style-name="T4"> then their sum interval </text:span><text:span text:style-name="T5">c</text:span><text:span text:style-name="T4"> = </text:span><text:span text:style-name="T5">a</text:span><text:span text:style-name="T4"> + </text:span><text:span text:style-name="T5">b</text:span><text:span text:style-name="T4"> is defined as:</text:span></text:p>
      <text:p text:style-name="P2"><text:span text:style-name="T5"><text:tab/>c.cents</text:span><text:span text:style-name="T4"> = </text:span><text:span text:style-name="T5">a.cents</text:span><text:span text:style-name="T4"> +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* </text:span><text:span text:style-name="T5">b.value</text:span><text:span text:style-name="T4"> <text:s/></text:span></text:p>
      <text:p text:style-name="P2"><text:span text:style-name="T4">and their subtraction is </text:span><text:span text:style-name="T5">c</text:span><text:span text:style-name="T4"> = </text:span><text:span text:style-name="T5">a</text:span><text:span text:style-name="T4"> - </text:span><text:span text:style-name="T5">b</text:span><text:span text:style-name="T4">: </text:span></text:p>
      <text:p text:style-name="P2"><text:span text:style-name="T5"><text:tab/>c.cents</text:span><text:span text:style-name="T4"> = </text:span><text:span text:style-name="T5">a.cents</text:span><text:span text:style-name="T4"> -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/ </text:span><text:span text:style-name="T5">b.value</text:span><text:span text:style-name="T4"> <text:s/></text:span></text:p>
      <text:p text:style-name="P3"/>
      <text:p text:style-name="P2"><text:span text:style-name="T4">The negation of an interval: </text:span><text:span text:style-name="T5">c</text:span><text:span text:style-name="T4"> = -</text:span><text:span text:style-name="T5">a</text:span><text:span text:style-name="T4"> is defined as:</text:span></text:p>
      <text:p text:style-name="P2"><text:span text:style-name="T5"><text:tab/>c.cents</text:span><text:span text:style-name="T4"> = -</text:span><text:span text:style-name="T5">a.cents</text:span><text:span text:style-name="T4"> <text:s text:c="3"/>and consequently: <text:s/></text:span><text:span text:style-name="T5">c.value</text:span><text:span text:style-name="T4"> = 1/</text:span><text:span text:style-name="T5">a.value</text:span><text:span text:style-name="T4"> </text:span><text:span text:style-name="T4"><text:s text:c="2"/></text:span></text:p>
      <text:p text:style-name="P3"/>
      <text:p text:style-name="P2"><text:span text:style-name="T4">Real intervals can be (right) multiplied (and divided) by a Double: </text:span><text:span text:style-name="T5">c</text:span><text:span text:style-name="T4"> = </text:span><text:span text:style-name="T5">a * k, d = a / k</text:span></text:p>
      <text:p text:style-name="P2"><text:span text:style-name="T5"><text:tab/>c.cents</text:span><text:span text:style-name="T4"> = </text:span><text:span text:style-name="T5">a.cents * k</text:span><text:span text:style-name="T4"> <text:s text:c="3"/>and consequently: <text:s/></text:span><text:span text:style-name="T5">c.value</text:span><text:span text:style-name="T4"> = </text:span><text:span text:style-name="T5">a.value</text:span><text:span text:style-name="T7">k</text:span><text:span text:style-name="T5"> </text:span></text:p>
      <text:p text:style-name="P2"><text:span text:style-name="T5"><text:tab/>d.cents</text:span><text:span text:style-name="T4"> = </text:span><text:span text:style-name="T5">a.cents / k</text:span><text:span text:style-name="T4"> <text:s text:c="3"/>and consequently: </text:span><text:span text:style-name="T5"><text:s/>d.value</text:span><text:span text:style-name="T4"> =</text:span><text:span text:style-name="T5">a.value</text:span><text:span text:style-name="T7">-k</text:span></text:p>
      <text:p text:style-name="P3"/>
      <text:p text:style-name="P2"><text:span text:style-name="T4">Real intevals can be applied to a frequency </text:span><text:span text:style-name="T5">f</text:span><text:span text:style-name="T4"> <text:s/>to obtain a new frequency: <text:s/></text:span><text:span text:style-name="T5">g</text:span><text:span text:style-name="T4"> =</text:span><text:span text:style-name="T5"> a on f</text:span></text:p>
      <text:p text:style-name="P2"><text:span text:style-name="T4"><text:tab/></text:span><text:span text:style-name="T5">g</text:span><text:span text:style-name="T4"> = </text:span><text:span text:style-name="T5">f</text:span><text:span text:style-name="T4"> * </text:span><text:span text:style-name="T5">a.value</text:span></text:p>
      <text:p text:style-name="P3"/>
      <text:p text:style-name="P3">It is possible to normalize a real interval, which obtains the octave-equivalent interval with a value between 1 and 2 and cents between 0 and 1200. </text:p>
      <text:p text:style-name="P2"><text:span text:style-name="T4"><text:tab/></text:span><text:span text:style-name="T5">b = a.normalize(): <text:s/>b.cents = a.cents modulo 1200 <text:s/>(for whole values)</text:span></text:p>
      <text:p text:style-name="P3"/>
      <text:p text:style-name="P3">The trait RealInterval is implemented principally by the immutable class CentsInterval. <text:s/>By default, operations on a real interval produce objects of the class CentsInterval.</text:p>
      <text:p text:style-name="P3"/>
      <text:p text:style-name="P3">Factory objects and implicit conversion are used to create RealIntervals and CentsIntervals. The (Double) parameter always indicates the size of the interval in cents.</text:p>
      <text:p text:style-name="P3"/>
      <text:p text:style-name="P3">Examples:</text:p>
      <text:p text:style-name="P3"><text:tab/></text:p>
      <text:p text:style-name="P6"><text:span text:style-name="T8"><text:s/><text:tab/></text:span><text:span text:style-name="T16">val</text:span><text:span text:style-name="T8"> </text:span><text:span text:style-name="T18">a</text:span><text:span text:style-name="T8"> = CentsInterval( </text:span><text:span text:style-name="T24">200.0</text:span><text:span text:style-name="T8"> ) </text:span></text:p>
      <text:p text:style-name="P16"><text:span text:style-name="T8"><text:s/><text:tab/></text:span><text:span text:style-name="T16">val</text:span><text:span text:style-name="T8"> </text:span><text:span text:style-name="T18">b</text:span><text:span text:style-name="T8"> = RealInterval( </text:span><text:span text:style-name="T24">1100</text:span><text:span text:style-name="T8"> ) <text:s/></text:span><text:span text:style-name="T30">// <text:s/>creates a CentsInterval</text:span></text:p>
      <text:p text:style-name="P16"><text:span text:style-name="T8"><text:tab/></text:span><text:span text:style-name="T16">val</text:span><text:span text:style-name="T8"> </text:span><text:span text:style-name="T18">c</text:span><text:span text:style-name="T8">: RealInterval <text:s/>= </text:span><text:span text:style-name="T26">1000.0</text:span><text:span text:style-name="T8"> <text:s/></text:span><text:span text:style-name="T30">// implicit conversion </text:span></text:p>
      <text:p text:style-name="P16"/>
      <text:p text:style-name="P16"><text:span text:style-name="T8"><text:tab/></text:span><text:span text:style-name="T16">val</text:span><text:span text:style-name="T8"> </text:span><text:span text:style-name="T18">d</text:span><text:span text:style-name="T8"> = (</text:span><text:span text:style-name="T18">a</text:span><text:span text:style-name="T8"> + </text:span><text:span text:style-name="T18">b</text:span><text:span text:style-name="T8">) * </text:span><text:span text:style-name="T24">3</text:span><text:span text:style-name="T8"> - (</text:span><text:span text:style-name="T18">c</text:span><text:span text:style-name="T8"> / </text:span><text:span text:style-name="T24">2.5</text:span><text:span text:style-name="T8">) + </text:span><text:span text:style-name="T26">230.0</text:span></text:p>
      <text:p text:style-name="P16"><text:span text:style-name="T8"><text:tab/>println (</text:span><text:span text:style-name="T18">d</text:span><text:span text:style-name="T8">.</text:span><text:span text:style-name="T27">value</text:span><text:span text:style-name="T8">) <text:s/></text:span><text:span text:style-name="T30">// 8.6238...</text:span></text:p>
      <text:p text:style-name="P17"><text:span text:style-name="T9"><text:s text:c="2"/><text:tab/>println (</text:span><text:span text:style-name="T19">d</text:span><text:span text:style-name="T9">.</text:span><text:span text:style-name="T28">cents</text:span><text:span text:style-name="T9">) <text:s/></text:span><text:span text:style-name="T31">// 3730.0</text:span></text:p>
      <text:p text:style-name="P18"><text:tab/></text:p>
      <text:p text:style-name="P16"><text:span text:style-name="T13"><text:tab/></text:span><text:span text:style-name="T16">val</text:span><text:span text:style-name="T8"> </text:span><text:span text:style-name="T18">e</text:span><text:span text:style-name="T8"> = </text:span><text:span text:style-name="T18">d</text:span><text:span text:style-name="T8">.normalize</text:span></text:p>
      <text:p text:style-name="P16"><text:span text:style-name="T8"><text:s text:c="2"/><text:tab/>println (</text:span><text:span text:style-name="T18">e</text:span><text:span text:style-name="T8">.</text:span><text:span text:style-name="T27">value</text:span><text:span text:style-name="T8">) <text:s/></text:span><text:span text:style-name="T30">// 1.0779...</text:span></text:p>
      <text:p text:style-name="P17"><text:span text:style-name="T9"><text:s text:c="2"/><text:tab/>println (</text:span><text:span text:style-name="T19">e</text:span><text:span text:style-name="T9">.</text:span><text:span text:style-name="T28">cents</text:span><text:span text:style-name="T9">) <text:s/></text:span><text:span text:style-name="T31">// 130.0</text:span></text:p>
      <text:p text:style-name="P20"/>
      <text:p text:style-name="P16"><text:span text:style-name="T30"><text:tab/></text:span><text:span text:style-name="T8">println(</text:span><text:span text:style-name="T18">d</text:span><text:span text:style-name="T8"> on </text:span><text:span text:style-name="T24">1.5</text:span><text:span text:style-name="T8">) </text:span><text:span text:style-name="T30">// 12.9357...</text:span></text:p>
      <text:p text:style-name="P20"/>
      <text:p text:style-name="P16"><text:span text:style-name="T30"><text:tab/></text:span><text:span text:style-name="T8">println(</text:span><text:span text:style-name="T24">100</text:span><text:span text:style-name="T8"> + </text:span><text:span text:style-name="T21">d</text:span><text:span text:style-name="T8">) <text:s/></text:span><text:span text:style-name="T30">// 3830.0 - implicit conversion to double</text:span></text:p>
      <text:h text:style-name="P38" text:outline-level="1">Pure Intervals and Rationals</text:h>
      <text:p text:style-name="P4">musica.math.PureInterval, Rational</text:p>
      <text:p text:style-name="P13"/>
      <text:p text:style-name="Text_20_body"><text:span text:style-name="T4">Pure intervals can be expressed by the proportion of two positive integers: </text:span><text:span text:style-name="T5">n / m.</text:span><text:span text:style-name="T4"> <text:s/>Musica offers a special algebra for pure intervals that allows exact computations. The class PureInterval implements the trait RealInterval, so pure intervals also have a value and cents. They can be added to or subtracted from any other real interval, but the result will be a cents interval and no exact computations will be possible on the result.</text:span></text:p>
      <text:p text:style-name="P13">Pure intervals are extensions of the class Rational. <text:s/>It means that at their construction, <text:span text:style-name="T1">n </text:span>and <text:span text:style-name="T1">m </text:span><text:s/>are divided by their graetest common divider to obtain the numerator (<text:span text:style-name="T1">numer</text:span>) and denominator (<text:span text:style-name="T1">denom</text:span>). <text:s/>The valueof a rational is a double equal to 1.0 * <text:span text:style-name="T1">n </text:span>/ <text:span text:style-name="T1">m</text:span>. <text:s/>Two rationals are equal when their numerators and denominators are both equal. The class Rational implements 4 operators:</text:p>
      <text:p text:style-name="P13"><text:s text:c="3"/>[<text:span text:style-name="T1">n/m</text:span>]<text:span text:style-name="T1"> +/- </text:span>[<text:span text:style-name="T1">k/l</text:span>]<text:span text:style-name="T1"> <text:s text:c="2"/>= <text:s/></text:span>[(<text:span text:style-name="T1">n*l +/- k*m</text:span>)<text:span text:style-name="T1"> / m*l</text:span>]<text:span text:style-name="T1"> </text:span><text:s/>;<text:span text:style-name="T1"> </text:span>[<text:span text:style-name="T1">n/m</text:span>]<text:span text:style-name="T1"> * </text:span>[<text:span text:style-name="T1">k/l</text:span>]<text:span text:style-name="T1"> = </text:span>[<text:span text:style-name="T1">n*k / m*l</text:span>] ;<text:span text:style-name="T1"> </text:span>[<text:span text:style-name="T1">n/m</text:span>]<text:span text:style-name="T1"> / </text:span>[<text:span text:style-name="T1">k/l</text:span>]<text:span text:style-name="T1"> = </text:span>[<text:span text:style-name="T1">n*l / m*k</text:span>]</text:p>
      <text:p text:style-name="P13">For Pure Intervals, the algebra differs from the Rational algebra:</text:p>
      <text:p text:style-name="P13"><text:tab/>addition: [<text:span text:style-name="T1">n / m</text:span>] + [<text:span text:style-name="T1">k / l </text:span>] <text:s/>= <text:s/>[ (<text:span text:style-name="T1">n * k</text:span>) / (<text:span text:style-name="T1">m * l</text:span>) ] <text:s text:c="4"/>(is a Rational mutliplication)</text:p>
      <text:p text:style-name="P13"><text:tab/>subtraction: [ <text:span text:style-name="T1">n / m</text:span> ] – [ <text:span text:style-name="T1">k / l </text:span>] = [ (<text:span text:style-name="T1">n * l</text:span>) / (<text:span text:style-name="T1">m * k</text:span>) ] <text:s/>(is a Rational division)</text:p>
      <text:p text:style-name="P13"><text:tab/>negation: - [ <text:span text:style-name="T1">n / m </text:span>] = <text:s/>[ <text:span text:style-name="T1">m / n </text:span>]</text:p>
      <text:p text:style-name="P13">Pure intervals can be right-multiplied by integers:</text:p>
      <text:p text:style-name="P13"><text:tab/>[ <text:span text:style-name="T1">n / m </text:span>] * <text:span text:style-name="T1">i</text:span> = [ <text:span text:style-name="T1">n</text:span><text:span text:style-name="T7">i</text:span> / <text:span text:style-name="T1">m</text:span><text:span text:style-name="T7">i <text:s/></text:span>] (for<text:span text:style-name="T1"> <text:s/>i </text:span>&gt;= 0) <text:s/>= [ <text:span text:style-name="T1">m</text:span><text:span text:style-name="T7">i</text:span><text:span text:style-name="T1"> </text:span>/ <text:span text:style-name="T1">n</text:span><text:span text:style-name="T7">i </text:span>] (for <text:span text:style-name="T1">i </text:span>&lt; 0)</text:p>
      <text:p text:style-name="P13"><text:tab/>observe that <text:s/>[ <text:span text:style-name="T1">n / m </text:span>] * <text:span text:style-name="T1">(-i)</text:span> = - ( [ <text:span text:style-name="T1">n / m </text:span>] * <text:span text:style-name="T1">i</text:span>)</text:p>
      <text:p text:style-name="P13">If Doubles are used or division is applied, a CentsInterval will be produced.</text:p>
      <text:p text:style-name="P13"/>
      <text:p text:style-name="P13">When a Pure Interval is applied to a Double frequency, the result is a Double: </text:p>
      <text:p text:style-name="P13"><text:tab/>[ <text:span text:style-name="T1">n / m </text:span>] on <text:span text:style-name="T1"><text:s/>r</text:span> = <text:span text:style-name="T1">n * r / m</text:span></text:p>
      <text:p text:style-name="P13">If a Pure Interval is applied to an Int or a Rational frequency, the result is a Rational:</text:p>
      <text:p text:style-name="P13"><text:tab/>[ <text:span text:style-name="T1">n / m </text:span>] on [ <text:span text:style-name="T1">a / b </text:span>] = [ <text:span text:style-name="T1">n * a</text:span> / <text:span text:style-name="T1">m * b </text:span>] </text:p>
      <text:p text:style-name="P13">Pure intervals can be normalized: which means that they are divided or multplied by powers of 2 such that the result lies between values 1 and 2.</text:p>
      <text:p text:style-name="P13">The factory object PureInterval can be used to produce Pure Intervals. It also contains a set of often used intervals:</text:p>
      <text:p text:style-name="P5"><text:span text:style-name="T8"><text:s text:c="4"/></text:span><text:span text:style-name="T16">val</text:span><text:span text:style-name="T8"> </text:span><text:span text:style-name="T27">Prime</text:span><text:span text:style-name="T8"> = PureInterval(</text:span><text:span text:style-name="T24">1</text:span><text:span text:style-name="T8">, </text:span><text:span text:style-name="T24">1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Octave</text:span><text:span text:style-name="T8"> = </text:span><text:span text:style-name="T8">PureInterval(</text:span><text:span text:style-name="T24">2</text:span><text:span text:style-name="T8">, </text:span><text:span text:style-name="T24">1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Fifth</text:span><text:span text:style-name="T8"> = </text:span><text:span text:style-name="T8">PureInterval(</text:span><text:span text:style-name="T24">3</text:span><text:span text:style-name="T8">, </text:span><text:span text:style-name="T24">2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Fourth</text:span><text:span text:style-name="T8"> = </text:span><text:span text:style-name="T8">PureInterval(</text:span><text:span text:style-name="T24">4</text:span><text:span text:style-name="T8">, </text:span><text:span text:style-name="T24">3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MajorThird</text:span><text:span text:style-name="T8"> = </text:span><text:span text:style-name="T8">PureInterval(</text:span><text:span text:style-name="T24">5</text:span><text:span text:style-name="T8">, </text:span><text:span text:style-name="T24">4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MinorThird</text:span><text:span text:style-name="T8"> = </text:span><text:span text:style-name="T8">PureInterval(</text:span><text:span text:style-name="T24">6</text:span><text:span text:style-name="T8">, </text:span><text:span text:style-name="T24">5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MajorSeventh</text:span><text:span text:style-name="T8"> = </text:span><text:span text:style-name="T8">PureInterval(</text:span><text:span text:style-name="T24">7</text:span><text:span text:style-name="T8">, </text:span><text:span text:style-name="T24">6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MinorSeventh</text:span><text:span text:style-name="T8"> = </text:span><text:span text:style-name="T8">PureInterval(</text:span><text:span text:style-name="T24">8</text:span><text:span text:style-name="T8">, </text:span><text:span text:style-name="T24">7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MajorTone</text:span><text:span text:style-name="T8"> = </text:span><text:span text:style-name="T8">PureInterval(</text:span><text:span text:style-name="T24">9</text:span><text:span text:style-name="T8">,</text:span><text:span text:style-name="T24">8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MinorTone</text:span><text:span text:style-name="T8"> = </text:span><text:span text:style-name="T8">PureInterval(</text:span><text:span text:style-name="T24">10</text:span><text:span text:style-name="T8">,</text:span><text:span text:style-name="T24">9</text:span><text:span text:style-name="T8">)</text:span></text:p>
      <text:p text:style-name="P17"><text:span text:style-name="T9"><text:s text:c="4"/></text:span><text:span text:style-name="T17">val</text:span><text:span text:style-name="T9"> </text:span><text:span text:style-name="T28">SemiTone</text:span><text:span text:style-name="T9"> = PureInterval(</text:span><text:span text:style-name="T25">16</text:span><text:span text:style-name="T9">,</text:span><text:span text:style-name="T25">15</text:span><text:span text:style-name="T9">)</text:span></text:p>
      <text:p text:style-name="P16"><text:span text:style-name="T8"><text:s text:c="4"/></text:span><text:span text:style-name="T16">val</text:span><text:span text:style-name="T8"> </text:span><text:span text:style-name="T27">PythagoreanComma</text:span><text:span text:style-name="T8"> = (</text:span><text:span text:style-name="T27">Fifth</text:span><text:span text:style-name="T8"> * </text:span><text:span text:style-name="T24">12</text:span><text:span text:style-name="T8">) - (</text:span><text:span text:style-name="T27">Octave</text:span><text:span text:style-name="T8"> * </text:span><text:span text:style-name="T24">7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27">SyntonicComma</text:span><text:span text:style-name="T8"> = (</text:span><text:span text:style-name="T27">Fifth</text:span><text:span text:style-name="T8"> * </text:span><text:span text:style-name="T24">4</text:span><text:span text:style-name="T8">) - (</text:span><text:span text:style-name="T27">MajorThird</text:span><text:span text:style-name="T8"> + (</text:span><text:span text:style-name="T27">Octave</text:span><text:span text:style-name="T8"> * </text:span><text:span text:style-name="T24">2</text:span><text:span text:style-name="T8">))</text:span></text:p>
      <text:p text:style-name="P17"><text:span text:style-name="T9"><text:s text:c="4"/></text:span><text:span text:style-name="T17">val</text:span><text:span text:style-name="T9"> </text:span><text:span text:style-name="T28">EnharmonicComma</text:span><text:span text:style-name="T9"> = </text:span><text:span text:style-name="T28">Octave</text:span><text:span text:style-name="T9"> - (</text:span><text:span text:style-name="T28">MajorThird</text:span><text:span text:style-name="T9"> * </text:span><text:span text:style-name="T25">3</text:span><text:span text:style-name="T9">)</text:span></text:p>
      <text:p text:style-name="P18"/>
      <text:p text:style-name="Text_20_body"><text:soft-page-break/>Examples:</text:p>
      <text:p text:style-name="Text_20_body">Creating a Pure interval:</text:p>
      <text:p text:style-name="P16"><text:span text:style-name="T8"><text:s text:c="2"/><text:tab/></text:span><text:span text:style-name="T16">val</text:span><text:span text:style-name="T8"> </text:span><text:span text:style-name="T18">a</text:span><text:span text:style-name="T8"> = PureInterval( </text:span><text:span text:style-name="T24">48</text:span><text:span text:style-name="T8">,</text:span><text:span text:style-name="T24">36</text:span><text:span text:style-name="T8"> ) </text:span></text:p>
      <text:p text:style-name="P16"><text:span text:style-name="T8"><text:s text:c="2"/><text:tab/>println(</text:span><text:span text:style-name="T18">a</text:span><text:span text:style-name="T8">) <text:s text:c="7"/></text:span><text:span text:style-name="T30">// 4/3</text:span></text:p>
      <text:p text:style-name="P16"><text:span text:style-name="T8"><text:s text:c="2"/><text:tab/>println(</text:span><text:span text:style-name="T18">a</text:span><text:span text:style-name="T8">.</text:span><text:span text:style-name="T27">value</text:span><text:span text:style-name="T8">) <text:s/></text:span><text:span text:style-name="T30">// 1.3333...</text:span></text:p>
      <text:p text:style-name="P17"><text:span text:style-name="T9"><text:s text:c="2"/><text:tab/>println(</text:span><text:span text:style-name="T19">a</text:span><text:span text:style-name="T9">.</text:span><text:span text:style-name="T28">cents</text:span><text:span text:style-name="T9">) <text:s/></text:span><text:span text:style-name="T31">// 498.04449</text:span></text:p>
      <text:p text:style-name="Text_20_body"/>
      <text:p text:style-name="Text_20_body">Some operations:</text:p>
      <text:p text:style-name="P16"><text:span text:style-name="T16"><text:tab/>val</text:span><text:span text:style-name="T8"> </text:span><text:span text:style-name="T18">b</text:span><text:span text:style-name="T8"> = (PureInterval.</text:span><text:span text:style-name="T27">Fifth</text:span><text:span text:style-name="T8"> * </text:span><text:span text:style-name="T24">4</text:span><text:span text:style-name="T8">) - (PureInterval.</text:span><text:span text:style-name="T27">MajorThird</text:span><text:span text:style-name="T8"> +</text:span></text:p>
      <text:p text:style-name="P16"><text:span text:style-name="T8"><text:tab/><text:tab/> (PureInterval.</text:span><text:span text:style-name="T27">Octave</text:span><text:span text:style-name="T8"> * </text:span><text:span text:style-name="T24">2</text:span><text:span text:style-name="T8">))</text:span></text:p>
      <text:p text:style-name="P17"><text:span text:style-name="T9"><text:s text:c="2"/><text:tab/>println(</text:span><text:span text:style-name="T19">b</text:span><text:span text:style-name="T9">) </text:span><text:span text:style-name="T31">// 81/80 – the Syntonic Comma</text:span></text:p>
      <text:p text:style-name="P20"/>
      <text:p text:style-name="Standard">Conversion to CentsInterval when:</text:p>
      <text:p text:style-name="Standard"/>
      <text:p text:style-name="Standard"><text:tab/><text:span text:style-name="T17">val</text:span><text:span text:style-name="T9"> </text:span><text:span text:style-name="T19">c</text:span><text:span text:style-name="T9"> = PureInterval(</text:span><text:span text:style-name="T25">23</text:span><text:span text:style-name="T9">,</text:span><text:span text:style-name="T25">18</text:span><text:span text:style-name="T9">)</text:span></text:p>
      <text:p text:style-name="P16"><text:span text:style-name="T8"><text:s text:c="2"/><text:tab/>println ( </text:span><text:span text:style-name="T18">c</text:span><text:span text:style-name="T8"> * </text:span><text:span text:style-name="T24">1.2 </text:span><text:span text:style-name="T8">) <text:s/></text:span><text:span text:style-name="T30">// 509.237... c - multiply by double</text:span></text:p>
      <text:p text:style-name="P16"><text:span text:style-name="T8"><text:s text:c="2"/><text:tab/>println ( </text:span><text:span text:style-name="T18">c</text:span><text:span text:style-name="T8"> + </text:span><text:span text:style-name="T26">230.4</text:span><text:span text:style-name="T8">) </text:span><text:span text:style-name="T30">// 654.764... c - adding a cents interval, but: <text:s/><text:tab/></text:span></text:p>
      <text:p text:style-name="P16"><text:span text:style-name="T8"><text:s/><text:tab/>println ( </text:span><text:span text:style-name="T24">100</text:span><text:span text:style-name="T8"> + </text:span><text:span text:style-name="T21">c</text:span><text:span text:style-name="T8">) <text:s text:c="2"/></text:span><text:span text:style-name="T30">// 524.366... <text:s/>- implicit conversion to cents (Double)</text:span></text:p>
      <text:p text:style-name="P20"/>
      <text:p text:style-name="P16"><text:span text:style-name="T8"><text:s text:c="2"/><text:tab/></text:span><text:span text:style-name="T16">val</text:span><text:span text:style-name="T8"> </text:span><text:span text:style-name="T18">f</text:span><text:span text:style-name="T8"> = RealInterval(</text:span><text:span text:style-name="T21">c</text:span><text:span text:style-name="T8">) </text:span><text:span text:style-name="T30">// explicit conversion</text:span></text:p>
      <text:p text:style-name="P16"><text:span text:style-name="T8"><text:s text:c="2"/><text:tab/>println(</text:span><text:span text:style-name="T18">f</text:span><text:span text:style-name="T8">) </text:span><text:span text:style-name="T30">// <text:s/>424.364... c <text:s/><text:tab/></text:span></text:p>
      <text:p text:style-name="P18"><text:s text:c="2"/><text:tab/></text:p>
      <text:p text:style-name="Standard"><text:s/>Applying to frequencies:</text:p>
      <text:p text:style-name="P18"/>
      <text:p text:style-name="P16"><text:span text:style-name="T8"><text:s text:c="2"/><text:tab/>println (</text:span><text:span text:style-name="T18">c</text:span><text:span text:style-name="T8"> on </text:span><text:span text:style-name="T24">3</text:span><text:span text:style-name="T8">) <text:s text:c="12"/></text:span><text:span text:style-name="T30">// 23/6</text:span></text:p>
      <text:p text:style-name="P16"><text:span text:style-name="T8"><text:s text:c="2"/><text:tab/>println (</text:span><text:span text:style-name="T18">c</text:span><text:span text:style-name="T8"> on Rational(</text:span><text:span text:style-name="T24">3</text:span><text:span text:style-name="T8">,</text:span><text:span text:style-name="T24">2</text:span><text:span text:style-name="T8">)) </text:span><text:span text:style-name="T30">// 23/12</text:span></text:p>
      <text:p text:style-name="P17"><text:span text:style-name="T9"><text:s text:c="2"/><text:tab/>println (</text:span><text:span text:style-name="T19">c</text:span><text:span text:style-name="T9"> on </text:span><text:span text:style-name="T25">1.5</text:span><text:span text:style-name="T9">) <text:s text:c="10"/></text:span><text:span text:style-name="T31">// 1.916666....</text:span></text:p>
      <text:p text:style-name="P17"/>
      <text:h text:style-name="P28" text:outline-level="2">Just Intonation, Eitz notation</text:h>
      <text:p text:style-name="Text_20_body">There are three functions provided in the PureInterval factory object to compute Just-intonation intervals, using limit-3, limit-5 and limit-7 just intonation:</text:p>
      <text:p text:style-name="Text_20_body"/>
      <text:p text:style-name="P7"><text:span text:style-name="T8"><text:s text:c="2"/><text:tab/></text:span><text:span text:style-name="T16">def</text:span><text:span text:style-name="T8"> JILimit7(f3: Int, f5: Int, f7: Int): PureInterval = {</text:span></text:p>
      <text:p text:style-name="P16"><text:span text:style-name="T8"><text:s text:c="6"/><text:tab/><text:tab/>(</text:span><text:span text:style-name="T27">Fifth</text:span><text:span text:style-name="T8"> * f3 + </text:span><text:span text:style-name="T27">MajorThird</text:span><text:span text:style-name="T8"> * f5 + </text:span><text:span text:style-name="T27">MajorSeventh</text:span><text:span text:style-name="T8"> * f7).normalize }</text:span></text:p>
      <text:p text:style-name="P16"><text:span text:style-name="T8"><text:s text:c="4"/><text:tab/></text:span><text:span text:style-name="T16">def</text:span><text:span text:style-name="T8"> JILimit5(f3: Int, f5: Int): PureInterval = {</text:span></text:p>
      <text:p text:style-name="P16"><text:span text:style-name="T8"><text:s text:c="5"/><text:tab/><text:tab/>(</text:span><text:span text:style-name="T27">Fifth</text:span><text:span text:style-name="T8"> * f3 + </text:span><text:span text:style-name="T27">MajorThird</text:span><text:span text:style-name="T8"> * f5).normalize }</text:span></text:p>
      <text:p text:style-name="P16"><text:span text:style-name="T8"><text:tab/></text:span><text:span text:style-name="T16">def</text:span><text:span text:style-name="T8"> JILimit3(f3: Int): PureInterval = {</text:span></text:p>
      <text:p text:style-name="P17"><text:span text:style-name="T9"><text:s text:c="6"/><text:tab/><text:tab/>(</text:span><text:span text:style-name="T28">Fifth</text:span><text:span text:style-name="T9"> * f3).normalize }</text:span></text:p>
      <text:p text:style-name="P18"/>
      <text:p text:style-name="Standard">Example:</text:p>
      <text:p text:style-name="P18"/>
      <text:p text:style-name="P16"><text:span text:style-name="T8"><text:s text:c="2"/><text:tab/></text:span><text:span text:style-name="T16">val</text:span><text:span text:style-name="T8"> </text:span><text:span text:style-name="T18">e</text:span><text:span text:style-name="T8"> = PureInterval.JILimit5(</text:span><text:span text:style-name="T24">4</text:span><text:span text:style-name="T8">,-</text:span><text:span text:style-name="T24">1</text:span><text:span text:style-name="T8">)</text:span></text:p>
      <text:p text:style-name="P16"><text:span text:style-name="T8"><text:tab/>println(</text:span><text:span text:style-name="T18">e</text:span><text:span text:style-name="T8">) </text:span><text:span text:style-name="T30">// 81/80 – again the Syntonic comma</text:span></text:p>
      <text:p text:style-name="Standard"/>
      <text:p text:style-name="Standard">It is possible to use Eitz' notation for pure intervals in the Euler/Riemann <text:span text:style-name="T1">Tonnetz</text:span>. <text:s/>Use the same notations as for classic notes (see next chapter); the octave-indication is used for the Eitz-layers.</text:p>
      <text:p text:style-name="Standard"/>
      <text:p text:style-name="P17"><text:span text:style-name="T9"><text:s text:c="3"/><text:tab/>println(EitzInterval(</text:span><text:span text:style-name="T39">"C0"</text:span><text:span text:style-name="T9">)) <text:s text:c="3"/></text:span><text:span text:style-name="T31">// 1/1</text:span></text:p>
      <text:p text:style-name="P16"><text:span text:style-name="T8"><text:s text:c="2"/><text:tab/>println(EitzInterval(</text:span><text:span text:style-name="T38">"E-1"</text:span><text:span text:style-name="T8">)) <text:s text:c="2"/></text:span><text:span text:style-name="T30">// 5/4 = pure third</text:span></text:p>
      <text:p text:style-name="P16"><text:span text:style-name="T8"><text:s text:c="2"/><text:tab/>println(EitzInterval(</text:span><text:span text:style-name="T38">"E+1"</text:span><text:span text:style-name="T8">)) <text:s text:c="2"/></text:span><text:span text:style-name="T30">// 6561/<text:tab/></text:span></text:p>
      <text:p text:style-name="P16"><text:span text:style-name="T30"><text:tab/></text:span><text:span text:style-name="T8">println(EitzInterval(</text:span><text:span text:style-name="T38">"Bb+1"</text:span><text:span text:style-name="T8">)) <text:s/></text:span><text:span text:style-name="T30">// 9/5</text:span></text:p>
      <text:p text:style-name="P25"><text:span text:style-name="T9"><text:s text:c="2"/><text:tab/>println(EitzInterval(</text:span><text:span text:style-name="T39">"F##+4"</text:span><text:span text:style-name="T9">)) </text:span><text:span text:style-name="T31">// 68630377364883/42949672960000</text:span></text:p>
      <text:p text:style-name="P26"/>
      <text:p text:style-name="Standard">The Eitz-layers (= number of Syntonic comma's) can also be indicated separately, the octaves in the note string are ignored and should be left out:</text:p>
      <text:p text:style-name="Standard"/>
      <text:p text:style-name="P16"><text:span text:style-name="T14"><text:tab/>println</text:span><text:span text:style-name="T8">(EitzInterval(</text:span><text:span text:style-name="T38">"E"</text:span><text:span text:style-name="T8">, -</text:span><text:span text:style-name="T24">1</text:span><text:span text:style-name="T8">)) </text:span><text:span text:style-name="T30">// 5/4 = pure third</text:span></text:p>
      <text:p text:style-name="Standard"/>
      <text:p text:style-name="Standard"><text:s/>Non-integer numbers can be used as well, but then cents intervals are produced:</text:p>
      <text:p text:style-name="Standard"/>
      <text:p text:style-name="P16"><text:span text:style-name="T8"><text:s text:c="2"/><text:tab/>println(EitzInterval(</text:span><text:span text:style-name="T38">"D"</text:span><text:span text:style-name="T8">, -</text:span><text:span text:style-name="T24">1</text:span><text:span text:style-name="T8">/</text:span><text:span text:style-name="T24">3.0</text:span><text:span text:style-name="T8">)) </text:span><text:span text:style-name="T30">// third comma: 196.741... c</text:span></text:p>
      <text:p text:style-name="P20"/>
      <text:p text:style-name="Standard"/>
      <text:h text:style-name="P36" text:outline-level="1">Classic Notes</text:h>
      <text:p text:style-name="code">musica.symbol.ClassicNote</text:p>
      <text:p text:style-name="Text_20_body"/>
      <text:p text:style-name="Text_20_body">Classic notes are most easily created using the notation: note name, deviation, octaves, in which the note names are 'A' to 'G', <text:s/>the deviation is one ore more '#' for sharps and one or more 'b' for flats. Octaves are indicated with '0' for the central octave (0 is default), +1, +2, etc for higher octaves and -1, -2, etc for lower octaves. <text:s/>Use the factory object ClassicNote:</text:p>
      <text:p text:style-name="P17"><text:span text:style-name="T11"><text:tab/></text:span><text:span text:style-name="T17">val</text:span><text:span text:style-name="T9"> </text:span><text:span text:style-name="T19">n</text:span><text:span text:style-name="T9"> = ClassicNote(</text:span><text:span text:style-name="T39">"C#+1"</text:span><text:span text:style-name="T9">)</text:span></text:p>
      <text:p text:style-name="P17"><text:span text:style-name="T11"><text:tab/></text:span><text:span text:style-name="T17">val</text:span><text:span text:style-name="T9"> </text:span><text:span text:style-name="T19">a</text:span><text:span text:style-name="T9">: ClassicNote = </text:span><text:span text:style-name="T40">"Abb"</text:span></text:p>
      <text:p text:style-name="P22"/>
      <text:p text:style-name="Standard">You can use numerical parameters as well. Use step, deviation and octave. <text:s/>The default for step and octave is 0. Beware that the step starts with 0 for "C" and only values 0 to 6 are allowed. Deviation and octave can be any integer:</text:p>
      <text:p text:style-name="Standard"/>
      <text:p text:style-name="Standard"><text:s/><text:tab/><text:span text:style-name="T10">println</text:span><text:span text:style-name="T9">( ClassicNote(</text:span><text:span text:style-name="T25">2</text:span><text:span text:style-name="T9">,-</text:span><text:span text:style-name="T25">1</text:span><text:span text:style-name="T9">,</text:span><text:span text:style-name="T25">1</text:span><text:span text:style-name="T9">) ) </text:span><text:span text:style-name="T31">// <text:s/></text:span><text:span text:style-name="T32">Eb</text:span><text:span text:style-name="T31">+1</text:span></text:p>
      <text:p text:style-name="P8"/>
      <text:p text:style-name="Standard">You can use fields <text:span text:style-name="T1">step</text:span>, <text:span text:style-name="T1">dev</text:span> and <text:span text:style-name="T1">octave</text:span> to retrieve the properties of a note.</text:p>
      <text:p text:style-name="Standard"/>
      <text:p text:style-name="P16"><text:span text:style-name="T8"><text:tab/>println( </text:span><text:span text:style-name="T38">""</text:span><text:span text:style-name="T8"> + </text:span><text:span text:style-name="T18">n</text:span><text:span text:style-name="T8"> + </text:span><text:span text:style-name="T38">" "</text:span><text:span text:style-name="T8">+ </text:span><text:span text:style-name="T18">n</text:span><text:span text:style-name="T8">.</text:span><text:span text:style-name="T27">step</text:span><text:span text:style-name="T8"> +</text:span><text:span text:style-name="T38">" "</text:span><text:span text:style-name="T8">+ </text:span><text:span text:style-name="T18">n</text:span><text:span text:style-name="T8">.</text:span><text:span text:style-name="T27">dev</text:span><text:span text:style-name="T8">+ </text:span><text:span text:style-name="T38">" "</text:span><text:span text:style-name="T8"> + </text:span><text:span text:style-name="T18">n</text:span><text:span text:style-name="T8">.</text:span><text:span text:style-name="T27">octave</text:span><text:span text:style-name="T8"> ) </text:span><text:span text:style-name="T30">// C#+1 0 1 1</text:span></text:p>
      <text:p text:style-name="P20"/>
      <text:p text:style-name="Standard">The chromatic (12-scale) value of a note is indicated by the field <text:span text:style-name="T1">chr </text:span><text:span text:style-name="T2"><text:s/>and the corresponding midi pitch code with the field </text:span><text:span text:style-name="T1">midicode</text:span><text:span text:style-name="T2">:</text:span></text:p>
      <text:p text:style-name="P10"/>
      <text:p text:style-name="P7"><text:span text:style-name="T15"><text:tab/>println( </text:span><text:span text:style-name="T42">""</text:span><text:span text:style-name="T15"> + </text:span><text:span text:style-name="T22">a</text:span><text:span text:style-name="T15"> + </text:span><text:span text:style-name="T42">" "</text:span><text:span text:style-name="T15"> + </text:span><text:span text:style-name="T22">a</text:span><text:span text:style-name="T15">.</text:span><text:span text:style-name="T29">chr</text:span><text:span text:style-name="T15"> + </text:span><text:span text:style-name="T42">" "</text:span><text:span text:style-name="T15"> + </text:span><text:span text:style-name="T22">a</text:span><text:span text:style-name="T15">.</text:span><text:span text:style-name="T29">midicode</text:span><text:span text:style-name="T15">) <text:s/></text:span><text:span text:style-name="T34">// </text:span><text:span text:style-name="T35">Abb</text:span><text:span text:style-name="T34"> 7 67</text:span></text:p>
      <text:p text:style-name="P9"/>
      <text:p text:style-name="Standard">Two notes are called enharmonic if their chromatic value is equal:</text:p>
      <text:p text:style-name="Standard"/>
      <text:p text:style-name="P16"><text:span text:style-name="T8"><text:s text:c="4"/>println( </text:span><text:span text:style-name="T18">a</text:span><text:span text:style-name="T8">.isEnharmonic(</text:span><text:span text:style-name="T44">"G"</text:span><text:span text:style-name="T14">)</text:span><text:span text:style-name="T8">) </text:span><text:span text:style-name="T30">// true</text:span></text:p>
      <text:p text:style-name="P20"/>
      <text:p text:style-name="P16"><text:span text:style-name="T8"><text:s text:c="4"/>println( </text:span><text:span text:style-name="T18">a == </text:span><text:span text:style-name="T44">"G"</text:span><text:span text:style-name="T8">) </text:span><text:span text:style-name="T30">// false</text:span></text:p>
      <text:p text:style-name="P20"/>
      <text:p text:style-name="Standard">(Observe that implicit conversion from String to ClassicNote is applied.)</text:p>
      <text:p text:style-name="Standard"/>
      <text:p text:style-name="Standard">Classic notes can be normalized, which means setting the octave to 0.</text:p>
      <text:p text:style-name="Standard"/>
      <text:p text:style-name="P16"><text:span text:style-name="T8"><text:s/><text:tab/>println( </text:span><text:span text:style-name="T18">n</text:span><text:span text:style-name="T8">.normalize ) </text:span><text:span text:style-name="T30">// C#</text:span></text:p>
      <text:p text:style-name="Standard"/>
      <text:p text:style-name="Standard">Classic notes can also be created by using the Circle of Fifths. At position 0 is the "C". All notes produced this way are normalized. <text:s/></text:p>
      <text:p text:style-name="Standard"/>
      <text:p text:style-name="P17"><text:span text:style-name="T9"><text:tab/>println (ClassicNote.FifthCircle(</text:span><text:span text:style-name="T25">2</text:span><text:span text:style-name="T9">)) <text:s text:c="3"/></text:span><text:span text:style-name="T31">// D <text:tab/></text:span></text:p>
      <text:p text:style-name="P17"><text:span text:style-name="T31"><text:tab/></text:span><text:span text:style-name="T9">println (ClassicNote.FifthCircle(-</text:span><text:span text:style-name="T25">13</text:span><text:span text:style-name="T9">)) <text:s/></text:span><text:span text:style-name="T31">// </text:span><text:span text:style-name="T32">Gbb</text:span></text:p>
      <text:p text:style-name="P21"/>
      <text:p text:style-name="Standard">You can also retrieve the position on the Circle of Fifth for a given classic note (ignoring the octave), using <text:span text:style-name="T1">fifth:</text:span></text:p>
      <text:p text:style-name="P10"/>
      <text:p text:style-name="P7"><text:span text:style-name="T15"><text:tab/>println( </text:span><text:span text:style-name="T22">a</text:span><text:span text:style-name="T15">.fifth ) </text:span><text:span text:style-name="T34">// -11</text:span></text:p>
      <text:p text:style-name="P9"/>
      <text:p text:style-name="P9"/>
      <text:p text:style-name="Standard"/>
      <text:h text:style-name="P36" text:outline-level="1">Classic Intervals</text:h>
      <text:p text:style-name="code">musica.symbol.ClassicInterval</text:p>
      <text:p text:style-name="Text_20_body"/>
      <text:p text:style-name="Text_20_body">Classic intervals can be created using the standard notation: "P" for pure, "M" for major, "m" for minor, "A" and "d" for augmented and diminished, followed by the number of steps (1 is unison):</text:p>
      <text:p text:style-name="P7"><text:span text:style-name="T13"><text:tab/></text:span><text:span text:style-name="T16">val</text:span><text:span text:style-name="T8"> </text:span><text:span text:style-name="T18">s</text:span><text:span text:style-name="T8"> = ClassicInterval(</text:span><text:span text:style-name="T38">"P5"</text:span><text:span text:style-name="T8">) <text:s text:c="2"/></text:span><text:span text:style-name="T45">// pure fifth</text:span></text:p>
      <text:p text:style-name="P17"><text:span text:style-name="T11"><text:tab/></text:span><text:span text:style-name="T17">val</text:span><text:span text:style-name="T9"> </text:span><text:span text:style-name="T19">t</text:span><text:span text:style-name="T9">: ClassicInterval = </text:span><text:span text:style-name="T41">"m16" <text:s/></text:span><text:span text:style-name="T46">// minor sixteenth</text:span></text:p>
      <text:p text:style-name="P22"/>
      <text:p text:style-name="Text_20_body">In musica there are some additions to this notation. You can indicate an interval downwards by adding a minus sign.</text:p>
      <text:p text:style-name="P14"><text:span text:style-name="T13"><text:tab/></text:span><text:span text:style-name="T16">val</text:span><text:span text:style-name="T8"> </text:span><text:span text:style-name="T18">u</text:span><text:span text:style-name="T8">: ClassicInterval = </text:span><text:span text:style-name="T44">"-A4"</text:span><text:span text:style-name="T8"> </text:span><text:span text:style-name="T45">// augmented fourth down</text:span><text:span text:style-name="T8"> </text:span></text:p>
      <text:p text:style-name="Text_20_body">Intervals with larger deviations are called "irregular" and can be created using "i()" and "I()" and a number indicating the size of the deviation. This number should be positive. "i" is used for intervals smaller than standard, "I" for intervals larger than standard.</text:p>
      <text:p text:style-name="P7"><text:span text:style-name="T13"><text:tab/></text:span><text:span text:style-name="T16">val</text:span><text:span text:style-name="T8"> </text:span><text:span text:style-name="T18">v</text:span><text:span text:style-name="T8">: ClassicInterval = </text:span><text:span text:style-name="T44">"i(12)4"</text:span><text:span text:style-name="T8"> <text:s/></text:span></text:p>
      <text:p text:style-name="P17"><text:span text:style-name="T11"><text:tab/></text:span><text:span text:style-name="T17">val</text:span><text:span text:style-name="T9"> </text:span><text:span text:style-name="T19">w</text:span><text:span text:style-name="T9">: ClassicInterval = </text:span><text:span text:style-name="T41">"I(10)7"</text:span></text:p>
      <text:p text:style-name="P23"/>
      <text:p text:style-name="P17">It is possible to create Classic Intervals using numeric parameters as well. <text:s/>Use parameters step and deviation. Both parameters can be any integer. Step 0 is the unison interval. Negative values for step indicate an interval downwards. <text:s/>The meaning of the deviation differs for intervals that can or cannot be pure. For pure intervals, 0 means pure, -1 means diminished and +1 is augmented. All other values are irregular. <text:s/>For non-pure intervals, 0 means major, -1 minor, -2 diminished and +1 augmented, and all other values irregular.</text:p>
      <text:p text:style-name="P11"/>
      <text:p text:style-name="P7"><text:span text:style-name="T8"><text:tab/>println(ClassicInterval(</text:span><text:span text:style-name="T24">0</text:span><text:span text:style-name="T8">)) <text:s text:c="4"/></text:span><text:span text:style-name="T30">// P1 <text:s/></text:span></text:p>
      <text:p text:style-name="P16"><text:span text:style-name="T8"><text:s/><text:tab/>println(ClassicInterval(</text:span><text:span text:style-name="T24">2</text:span><text:span text:style-name="T8">,-</text:span><text:span text:style-name="T24">1</text:span><text:span text:style-name="T8">)) <text:s/></text:span><text:span text:style-name="T30">// m3 <text:s text:c="2"/></text:span></text:p>
      <text:p text:style-name="P17"><text:span text:style-name="T9"><text:tab/>println(ClassicInterval(</text:span><text:span text:style-name="T25">7</text:span><text:span text:style-name="T9">,</text:span><text:span text:style-name="T25">5</text:span><text:span text:style-name="T9">)) <text:s text:c="2"/></text:span><text:span text:style-name="T31">// I(5)8</text:span></text:p>
      <text:p text:style-name="Text_20_body"/>
      <text:p text:style-name="Text_20_body">You can retrieve the step and deviation using fields <text:span text:style-name="T1">step</text:span> and <text:span text:style-name="T1">dev</text:span>: </text:p>
      <text:p text:style-name="P14"><text:span text:style-name="T8"><text:s/><text:tab/>println( </text:span><text:span text:style-name="T38">""</text:span><text:span text:style-name="T8"> + </text:span><text:span text:style-name="T18">s</text:span><text:span text:style-name="T8"> + </text:span><text:span text:style-name="T38">" "</text:span><text:span text:style-name="T8">+ </text:span><text:span text:style-name="T18">s</text:span><text:span text:style-name="T8">.</text:span><text:span text:style-name="T27">step</text:span><text:span text:style-name="T8"> +</text:span><text:span text:style-name="T38">" "</text:span><text:span text:style-name="T8">+ </text:span><text:span text:style-name="T18">s</text:span><text:span text:style-name="T8">.</text:span><text:span text:style-name="T27">dev</text:span><text:span text:style-name="T8"> ) </text:span><text:span text:style-name="T30">// P5 4 0 </text:span></text:p>
      <text:p text:style-name="Text_20_body">It is possible to retrieve the size of the interval (chromatic distance) and the number of complete octaves encompassed:</text:p>
      <text:p text:style-name="P24"><text:span text:style-name="T8"><text:tab/>println( </text:span><text:span text:style-name="T38">""</text:span><text:span text:style-name="T8"> + </text:span><text:span text:style-name="T18">t</text:span><text:span text:style-name="T8"> + </text:span><text:span text:style-name="T38">" "</text:span><text:span text:style-name="T8">+ </text:span><text:span text:style-name="T18">t</text:span><text:span text:style-name="T8">.</text:span><text:span text:style-name="T27">size</text:span><text:span text:style-name="T8"> +</text:span><text:span text:style-name="T38">" "</text:span><text:span text:style-name="T8">+ </text:span><text:span text:style-name="T18">t</text:span><text:span text:style-name="T8">.</text:span><text:span text:style-name="T27">octaves</text:span><text:span text:style-name="T8"> ) </text:span><text:span text:style-name="T30">// m16 25 2</text:span></text:p>
      <text:p text:style-name="Text_20_body">Use the function <text:span text:style-name="T1">name</text:span><text:span text:style-name="T2"> to get a longer description:</text:span></text:p>
      <text:p text:style-name="Text_20_body"><text:span text:style-name="T12"><text:tab/>println(</text:span><text:span text:style-name="T20">t</text:span><text:span text:style-name="T12">.name) </text:span><text:span text:style-name="T33">// Minor Second 16va</text:span></text:p>
      <text:p text:style-name="Text_20_body">Intervals are called <text:span text:style-name="T1">equal</text:span> if their step and deviation are equal. They are called <text:span text:style-name="T1">enharmonic</text:span><text:span text:style-name="T2"> if they have the same size.</text:span></text:p>
      <text:p text:style-name="P7"><text:span text:style-name="T15"><text:tab/>println(ClassicInterval(</text:span><text:span text:style-name="T42">"M2"</text:span><text:span text:style-name="T15">) isEnharmonic </text:span><text:span text:style-name="T43">"d3"</text:span><text:span text:style-name="T15">) </text:span><text:span text:style-name="T34">// true</text:span></text:p>
      <text:p text:style-name="P17"><text:span text:style-name="T9"><text:s/><text:tab/>println(ClassicInterval(</text:span><text:span text:style-name="T39">"M2"</text:span><text:span text:style-name="T9">) == </text:span><text:span text:style-name="T39">"d3"</text:span><text:span text:style-name="T9">) <text:s text:c="10"/></text:span><text:span text:style-name="T31">// false</text:span></text:p>
      <text:p text:style-name="P15"/>
      <text:p text:style-name="Text_20_body">Classic Intervals can be created from two notes (implicit String conversion):</text:p>
      <text:p text:style-name="Text_20_body"><text:tab/><text:span text:style-name="T9">println(ClassicInterval(</text:span><text:span text:style-name="T41">"C"</text:span><text:span text:style-name="T9">, </text:span><text:span text:style-name="T41">"E"</text:span><text:span text:style-name="T9">)) <text:s text:c="3"/></text:span><text:span text:style-name="T31">// M3<text:line-break/><text:tab/></text:span><text:span text:style-name="T10">println</text:span><text:span text:style-name="T9">(ClassicInterval(</text:span><text:span text:style-name="T41">"F+1"</text:span><text:span text:style-name="T9">, </text:span><text:span text:style-name="T41">"C"</text:span><text:span text:style-name="T9">)) <text:s/></text:span><text:span text:style-name="T31">//-P11</text:span></text:p>
      <text:p text:style-name="Text_20_body"/>
      <text:p text:style-name="Text_20_body"/>
      <text:p text:style-name="Text_20_body"><text:soft-page-break/>A number of classic intervals have been predefined in the factory object ClassicInterval:</text:p>
      <text:p text:style-name="P17"><text:span text:style-name="T11"><text:tab/></text:span><text:span text:style-name="T17">def</text:span><text:span text:style-name="T9"> Prime = ClassicInterval(</text:span><text:span text:style-name="T25">0</text:span><text:span text:style-name="T9">)</text:span></text:p>
      <text:p text:style-name="P16"><text:span text:style-name="T13"><text:tab/></text:span><text:span text:style-name="T16">def</text:span><text:span text:style-name="T8"> MinorSecond = </text:span><text:span text:style-name="T14">ClassicInterval</text:span><text:span text:style-name="T8">(</text:span><text:span text:style-name="T24">1</text:span><text:span text:style-name="T8">,-</text:span><text:span text:style-name="T24">1</text:span><text:span text:style-name="T8">)</text:span></text:p>
      <text:p text:style-name="P16"><text:span text:style-name="T13"><text:tab/></text:span><text:span text:style-name="T16">def</text:span><text:span text:style-name="T8"> MajorSecond = ClassicInterval(</text:span><text:span text:style-name="T24">1</text:span><text:span text:style-name="T8">)</text:span></text:p>
      <text:p text:style-name="P16"><text:span text:style-name="T13"><text:tab/></text:span><text:span text:style-name="T16">def</text:span><text:span text:style-name="T8"> MinorThird = ClassicInterval(</text:span><text:span text:style-name="T24">2</text:span><text:span text:style-name="T8">,-</text:span><text:span text:style-name="T24">1</text:span><text:span text:style-name="T8">)<text:tab/></text:span></text:p>
      <text:p text:style-name="P16"><text:span text:style-name="T13"><text:tab/></text:span><text:span text:style-name="T16">def</text:span><text:span text:style-name="T8"> MajorThird = ClassicInterval(</text:span><text:span text:style-name="T24">2</text:span><text:span text:style-name="T8">)</text:span></text:p>
      <text:p text:style-name="P16"><text:span text:style-name="T13"><text:tab/></text:span><text:span text:style-name="T16">def</text:span><text:span text:style-name="T8"> Fourth = ClassicInterval(</text:span><text:span text:style-name="T24">3</text:span><text:span text:style-name="T8">)</text:span></text:p>
      <text:p text:style-name="P16"><text:span text:style-name="T13"><text:tab/></text:span><text:span text:style-name="T16">def</text:span><text:span text:style-name="T8"> Fifth = ClassicInterval(</text:span><text:span text:style-name="T24">4</text:span><text:span text:style-name="T8">)</text:span></text:p>
      <text:p text:style-name="P16"><text:span text:style-name="T13"><text:tab/></text:span><text:span text:style-name="T16">def</text:span><text:span text:style-name="T8"> MinorSixth = ClassicInterval(</text:span><text:span text:style-name="T24">5</text:span><text:span text:style-name="T8">,-</text:span><text:span text:style-name="T24">1</text:span><text:span text:style-name="T8">)</text:span></text:p>
      <text:p text:style-name="P16"><text:span text:style-name="T13"><text:tab/></text:span><text:span text:style-name="T16">def</text:span><text:span text:style-name="T8"> MajorSixth = ClassicInterval(</text:span><text:span text:style-name="T24">5</text:span><text:span text:style-name="T8">)</text:span></text:p>
      <text:p text:style-name="P16"><text:span text:style-name="T13"><text:tab/></text:span><text:span text:style-name="T16">def</text:span><text:span text:style-name="T8"> MinorSeventh = ClassicInterval(</text:span><text:span text:style-name="T24">6</text:span><text:span text:style-name="T8">,-</text:span><text:span text:style-name="T24">1</text:span><text:span text:style-name="T8">)</text:span></text:p>
      <text:p text:style-name="P16"><text:span text:style-name="T13"><text:tab/></text:span><text:span text:style-name="T16">def</text:span><text:span text:style-name="T8"> MajorSeventh = ClassicInterval(</text:span><text:span text:style-name="T24">6</text:span><text:span text:style-name="T8">)</text:span></text:p>
      <text:p text:style-name="P17"><text:span text:style-name="T11"><text:tab/></text:span><text:span text:style-name="T17">def</text:span><text:span text:style-name="T9"> Octave = ClassicInterval(</text:span><text:span text:style-name="T25">7</text:span><text:span text:style-name="T9">)</text:span></text:p>
      <text:p text:style-name="P18"/>
      <text:p text:style-name="P18">Classic intervals can be normalized, bringing them back within one octave:<text:tab/></text:p>
      <text:p text:style-name="P19"/>
      <text:p text:style-name="P17"><text:span text:style-name="T10"><text:tab/>println</text:span><text:span text:style-name="T9">(</text:span><text:span text:style-name="T19">t</text:span><text:span text:style-name="T9">.normalize.name) </text:span><text:span text:style-name="T31">// Minor Second</text:span></text:p>
      <text:p text:style-name="P17"><text:span text:style-name="T9"><text:s/><text:tab/>println(</text:span><text:span text:style-name="T19">u</text:span><text:span text:style-name="T9">.normalize.name) </text:span><text:span text:style-name="T31">// Diminished Fifth</text:span></text:p>
      <text:p text:style-name="P18"/>
      <text:p text:style-name="P18"/>
      <text:p text:style-name="P18">Some operations involving classic intervals and notes have been defined. Classic Intervals can be negated, added, subtracted and multiplied by integers:</text:p>
      <text:p text:style-name="P18"/>
      <text:p text:style-name="P18"><text:tab/>println( <text:span text:style-name="T18">s</text:span> + <text:span text:style-name="T18">t</text:span> - <text:span text:style-name="T18">u</text:span>*<text:span text:style-name="T24">2</text:span> ) <text:span text:style-name="T30">// A26</text:span></text:p>
      <text:p text:style-name="P18"><text:tab/>println( -<text:span text:style-name="T18">s</text:span> )<text:span text:style-name="T30">// -P5</text:span></text:p>
      <text:p text:style-name="P18"/>
      <text:p text:style-name="P18">Intervals can be applied on notes, to produce notes:</text:p>
      <text:p text:style-name="P18"/>
      <text:p text:style-name="P18"><text:tab/><text:span text:style-name="T47">println (</text:span><text:span text:style-name="T23">s</text:span><text:span text:style-name="T47"> on </text:span><text:span text:style-name="T44">"C#"</text:span><text:span text:style-name="T47">) <text:s text:c="6"/></text:span><text:span text:style-name="T37">// G#</text:span></text:p>
      <text:p text:style-name="P16"><text:span text:style-name="T14"><text:s/><text:tab/>println (</text:span><text:span text:style-name="T23">t</text:span><text:span text:style-name="T14"> below </text:span><text:span text:style-name="T44">"Ab+2"</text:span><text:span text:style-name="T14">)</text:span><text:span text:style-name="T8"> <text:s/></text:span><text:span text:style-name="T30">// G</text:span></text:p>
      <text:p text:style-name="P20"/>
      <text:p text:style-name="Standard">The inverse of an interval is computed on the normalized version:</text:p>
      <text:p text:style-name="Standard"/>
      <text:p text:style-name="P16"><text:span text:style-name="T8"><text:tab/>println (</text:span><text:span text:style-name="T18">s</text:span><text:span text:style-name="T8"> invert) </text:span><text:span text:style-name="T30">// P4</text:span></text:p>
      <text:p text:style-name="P17"><text:span text:style-name="T9"><text:s/><text:tab/>println (</text:span><text:span text:style-name="T19">t</text:span><text:span text:style-name="T9"> invert) </text:span><text:span text:style-name="T31">// M7</text:span></text:p>
      <text:p text:style-name="P20"/>
      <text:p text:style-name="Standard"/>
      <text:h text:style-name="P36" text:outline-level="1">Classic Scales</text:h>
      <text:p text:style-name="code">musica.symbol.ClassicScale</text:p>
      <text:p text:style-name="Standard"/>
      <text:p text:style-name="Text_20_body">A classic scale is simply a list of classic intervals, in increasing order. There are two ways to define a scale: by providing (a List of) ClassicIntervals, or by simply providing a String with comma-separated interval names (no whitespace). <text:s/>Scales can be applied to a <text:s/>note to create a list of notes:</text:p>
      <text:p text:style-name="Standard"><text:span text:style-name="T11"><text:tab/></text:span><text:span text:style-name="T17">val</text:span><text:span text:style-name="T9"> </text:span><text:span text:style-name="T19">scale1</text:span><text:span text:style-name="T9"> = ClassicScale(</text:span><text:span text:style-name="T39">"P1,M2,M3,P4,P5,M6,M7"</text:span><text:span text:style-name="T9">)</text:span></text:p>
      <text:p text:style-name="P17"><text:span text:style-name="T11"><text:tab/></text:span><text:span text:style-name="T17">val</text:span><text:span text:style-name="T9"> </text:span><text:span text:style-name="T19">scale2</text:span><text:span text:style-name="T9"> = ClassicScale(</text:span><text:span text:style-name="T41">"P1"</text:span><text:span text:style-name="T10">,</text:span><text:span text:style-name="T41">"M2"</text:span><text:span text:style-name="T10">,</text:span><text:span text:style-name="T41">"M3"</text:span><text:span text:style-name="T10">,</text:span><text:span text:style-name="T41">"P4"</text:span><text:span text:style-name="T10">,</text:span><text:span text:style-name="T41">"P5"</text:span><text:span text:style-name="T10">,</text:span><text:span text:style-name="T41">"M6"</text:span><text:span text:style-name="T10">,</text:span><text:span text:style-name="T41">"M7"</text:span><text:span text:style-name="T9">)</text:span></text:p>
      <text:p text:style-name="P17"><text:span text:style-name="T9"><text:s/><text:tab/></text:span><text:span text:style-name="T17">val</text:span><text:span text:style-name="T9"> </text:span><text:span text:style-name="T19">l</text:span><text:span text:style-name="T9">: List[ClassicInterval] = List(</text:span><text:span text:style-name="T41">"P1"</text:span><text:span text:style-name="T10">,</text:span><text:span text:style-name="T41">"M2"</text:span><text:span text:style-name="T10">,</text:span><text:span text:style-name="T41">"M3"</text:span><text:span text:style-name="T10">,</text:span><text:span text:style-name="T41">"P4"</text:span><text:span text:style-name="T10">,</text:span><text:span text:style-name="T41">"P5"</text:span><text:span text:style-name="T10">,</text:span><text:span text:style-name="T41">"M6"</text:span><text:span text:style-name="T10">,</text:span><text:span text:style-name="T41">"M7"</text:span><text:span text:style-name="T9">)</text:span></text:p>
      <text:p text:style-name="P17"><text:span text:style-name="T11"><text:tab/></text:span><text:span text:style-name="T17">val</text:span><text:span text:style-name="T9"> </text:span><text:span text:style-name="T19">scale3</text:span><text:span text:style-name="T9"> = ClassicScale(</text:span><text:span text:style-name="T19">l</text:span><text:span text:style-name="T9">) </text:span></text:p>
      <text:p text:style-name="P17"><text:span text:style-name="T9"><text:tab/>println ( </text:span><text:span text:style-name="T19">scale1</text:span><text:span text:style-name="T9"> on </text:span><text:span text:style-name="T41">"C#"</text:span><text:span text:style-name="T9"> ) <text:s/></text:span><text:span text:style-name="T31">// List(C#, D#, E#, F#, G#, A#, B#)</text:span></text:p>
      <text:p text:style-name="Text_20_body"/>
      <text:p text:style-name="Text_20_body">Function step can be used to retrieve the individual intervals on the infinite scale. Step(0) is equal to the firstt interval in the list (most often P1).</text:p>
      <text:p text:style-name="P33"><text:span text:style-name="T9"><text:s/><text:tab/>println(</text:span><text:span text:style-name="T19">scale</text:span><text:span text:style-name="T9">.step(-</text:span><text:span text:style-name="T25">4</text:span><text:span text:style-name="T9">)) <text:s text:c="9"/></text:span><text:span text:style-name="T31">// -P5</text:span></text:p>
      <text:p text:style-name="P31"><text:span text:style-name="T8"><text:tab/>println(</text:span><text:span text:style-name="T18">scale</text:span><text:span text:style-name="T8">.step(-</text:span><text:span text:style-name="T24">4</text:span><text:span text:style-name="T8">) on </text:span><text:span text:style-name="T44">"Ab"</text:span><text:span text:style-name="T14">)</text:span><text:span text:style-name="T8"> <text:s/></text:span><text:span text:style-name="T30">// </text:span><text:span text:style-name="T36">Db</text:span></text:p>
      <text:p text:style-name="P34"><text:s text:c="4"/></text:p>
      <text:p text:style-name="P31"><text:span text:style-name="T13"><text:tab/></text:span><text:span text:style-name="T16">for</text:span><text:span text:style-name="T8"> (</text:span><text:span text:style-name="T18">i</text:span><text:span text:style-name="T8"> &lt;- -</text:span><text:span text:style-name="T26">4</text:span><text:span text:style-name="T8"> to </text:span><text:span text:style-name="T24">1</text:span><text:span text:style-name="T8">) {</text:span></text:p>
      <text:p text:style-name="P32"><text:span text:style-name="T8"><text:s text:c="9"/>println( </text:span><text:span text:style-name="T38">""</text:span><text:span text:style-name="T8">+</text:span><text:span text:style-name="T18">i</text:span><text:span text:style-name="T8">+</text:span><text:span text:style-name="T38">": "</text:span><text:span text:style-name="T8">+(</text:span><text:span text:style-name="T18">scale</text:span><text:span text:style-name="T8">.step(</text:span><text:span text:style-name="T18">i</text:span><text:span text:style-name="T8">)) +</text:span><text:span text:style-name="T38">" "</text:span><text:span text:style-name="T8">+(</text:span><text:span text:style-name="T18">scale</text:span><text:span text:style-name="T8">.step(</text:span><text:span text:style-name="T18">i</text:span><text:span text:style-name="T8">) on </text:span><text:span text:style-name="T38">"Ab"</text:span><text:span text:style-name="T8">)) </text:span></text:p>
      <text:p text:style-name="P32"><text:span text:style-name="T8"><text:s text:c="2"/><text:tab/>}</text:span></text:p>
      <text:p text:style-name="P32"><text:span text:style-name="T8"><text:s text:c="8"/></text:span><text:span text:style-name="T30">// -4: -P5 </text:span><text:span text:style-name="T30">Db</text:span></text:p>
      <text:p text:style-name="P32"><text:span text:style-name="T8"><text:s text:c="8"/></text:span><text:span text:style-name="T30">// -3: -P4 </text:span><text:span text:style-name="T30">Eb</text:span></text:p>
      <text:p text:style-name="P32"><text:span text:style-name="T8"><text:s text:c="8"/></text:span><text:span text:style-name="T30">// -2: -m3 F</text:span></text:p>
      <text:p text:style-name="P32"><text:span text:style-name="T8"><text:s text:c="8"/></text:span><text:span text:style-name="T30">// -1: -m2 G</text:span></text:p>
      <text:p text:style-name="P32"><text:span text:style-name="T8"><text:s text:c="8"/></text:span><text:span text:style-name="T30">// 0: P1 </text:span><text:span text:style-name="T30">Ab</text:span></text:p>
      <text:p text:style-name="P35"><text:span text:style-name="T9"><text:s text:c="8"/></text:span><text:span text:style-name="T31">// 1: M2 Bb</text:span></text:p>
      <text:p text:style-name="Standard"/>
      <text:p text:style-name="Standard">Of course, pentatonic or whole-note scales are possible too:</text:p>
      <text:p text:style-name="Standard"/>
      <text:p text:style-name="P31"><text:span text:style-name="T8"><text:s/><text:tab/></text:span><text:span text:style-name="T16">val</text:span><text:span text:style-name="T8"> </text:span><text:span text:style-name="T18">pentatonic</text:span><text:span text:style-name="T8"> = ClassicScale(</text:span><text:span text:style-name="T38">"P1,M2,P4,P5,M6"</text:span><text:span text:style-name="T8">) <text:s text:c="2"/></text:span></text:p>
      <text:p text:style-name="P31"><text:span text:style-name="T13"><text:tab/></text:span><text:span text:style-name="T16">val</text:span><text:span text:style-name="T8"> </text:span><text:span text:style-name="T18">wholenote</text:span><text:span text:style-name="T8"> = ClassicScale(</text:span><text:span text:style-name="T38">"P1,M2,M3,A4,A5,A6"</text:span><text:span text:style-name="T8">)</text:span></text:p>
      <text:p text:style-name="P33"><text:span text:style-name="T9"><text:s/><text:tab/>println ( </text:span><text:span text:style-name="T19">pentatonic</text:span><text:span text:style-name="T9"> on </text:span><text:span text:style-name="T41">"F"</text:span><text:span text:style-name="T10"> </text:span><text:span text:style-name="T9">) </text:span><text:span text:style-name="T31">// List(F, G, </text:span><text:span text:style-name="T32">Bb</text:span><text:span text:style-name="T31">, C+1, D+1)</text:span></text:p>
      <text:p text:style-name="P33"><text:span text:style-name="T9"><text:tab/>println ( </text:span><text:span text:style-name="T19">wholenote</text:span><text:span text:style-name="T9"> on </text:span><text:span text:style-name="T41">"C"</text:span><text:span text:style-name="T10"> </text:span><text:span text:style-name="T9">) <text:s/></text:span><text:span text:style-name="T31">// List(C, D, E, F#, G#, A#)</text:span></text:p>
      <text:p text:style-name="P33"><text:span text:style-name="T31"/></text:p>
      <text:p text:style-name="Standard">A few scales have been predefined in the factory object ClassicScale:</text:p>
      <text:p text:style-name="Standard"/>
      <text:p text:style-name="P32"><text:span text:style-name="T8"><text:tab/>println (ClassicScale.Major on </text:span><text:span text:style-name="T38">"C"</text:span><text:span text:style-name="T8">) <text:s text:c="9"/></text:span><text:span text:style-name="T30">// List(C, D, E, F, G, A, B)</text:span></text:p>
      <text:p text:style-name="P32"><text:span text:style-name="T8"><text:tab/>println (ClassicScale.Minor on </text:span><text:span text:style-name="T38">"C"</text:span><text:span text:style-name="T8">) <text:s text:c="9"/></text:span><text:span text:style-name="T30">// List(C, D, </text:span><text:span text:style-name="T30">Eb</text:span><text:span text:style-name="T30">, F, G, </text:span><text:span text:style-name="T30">Ab</text:span><text:span text:style-name="T30">, </text:span><text:span text:style-name="T30">Bb</text:span><text:span text:style-name="T30">)</text:span></text:p>
      <text:p text:style-name="P32"><text:span text:style-name="T8"><text:s/><text:tab/>println (ClassicScale.HarmonicMinor on </text:span><text:span text:style-name="T38">"C"</text:span><text:span text:style-name="T8">) <text:s/></text:span><text:span text:style-name="T30">// List(C, D, </text:span><text:span text:style-name="T30">Eb</text:span><text:span text:style-name="T30">, F, G, </text:span><text:span text:style-name="T30">Ab</text:span><text:span text:style-name="T30">, B)</text:span></text:p>
      <text:p text:style-name="P35"><text:span text:style-name="T9"><text:s/><text:tab/>println (ClassicScale.MelodicMinor on </text:span><text:span text:style-name="T39">"C"</text:span><text:span text:style-name="T9">) <text:s text:c="2"/></text:span><text:span text:style-name="T31">// List(C, D, </text:span><text:span text:style-name="T31">Eb</text:span><text:span text:style-name="T31">, F, G, A, 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Standard" style:class="text">
      <style:text-properties style:font-name="Courier New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54M2S</meta:editing-duration>
    <meta:editing-cycles>104</meta:editing-cycles>
    <meta:generator>OpenOffice/4.1.1$Win32 OpenOffice.org_project/411m6$Build-9775</meta:generator>
    <dc:date>2014-10-06T22:11:51.49</dc:date>
    <dc:creator>Jeroen en Hans Donkers en Weevers</dc:creator>
    <meta:document-statistic meta:table-count="0" meta:image-count="0" meta:object-count="0" meta:page-count="9" meta:paragraph-count="221" meta:word-count="2322" meta:character-count="14178"/>
    <meta:user-defined meta:name="Info 1"/>
    <meta:user-defined meta:name="Info 2"/>
    <meta:user-defined meta:name="Info 3"/>
    <meta:user-defined meta:name="Info 4"/>
  </office:meta>
</office:document-meta>
</file>